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7A000001C5BF7DC8B188BE5D9B.png" manifest:media-type="image/png"/>
  <manifest:file-entry manifest:full-path="Pictures/100000000000048E000002D186F45AAE545F3E08.png" manifest:media-type="image/png"/>
  <manifest:file-entry manifest:full-path="Pictures/100000000000045D000001DAC2D3203FC5F3745E.png" manifest:media-type="image/png"/>
  <manifest:file-entry manifest:full-path="Pictures/1000000000000395000002DAC2528E8FD42D1475.png" manifest:media-type="image/png"/>
  <manifest:file-entry manifest:full-path="Pictures/10000000000003B8000002C0531058886045879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782cm" svg:height="15.23cm" svg:x="4.218cm" svg:y="0.26cm">
          <draw:image xlink:href="Pictures/1000000000000395000002DAC2528E8FD42D14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296cm" svg:height="15.749cm" svg:x="3.704cm" svg:y="0cm">
          <draw:image xlink:href="Pictures/10000000000003B8000002C053105888604587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1.88cm" svg:x="0.012cm" svg:y="1.935cm">
          <draw:image xlink:href="Pictures/100000000000045D000001DAC2D3203FC5F37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1.067cm" svg:x="0.012cm" svg:y="2.342cm">
          <draw:image xlink:href="Pictures/100000000000047A000001C5BF7DC8B188BE5D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5.47cm" svg:height="15.749cm" svg:x="2cm" svg:y="0.001cm">
          <draw:image xlink:href="Pictures/100000000000048E000002D186F45AAE545F3E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5.47cm" svg:height="15.749cm" svg:x="1.277cm" svg:y="0.001cm">
          <draw:image xlink:href="Pictures/100000000000048E000002D186F45AAE545F3E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2T18:50:59.832194326</meta:creation-date>
    <dc:date>2020-11-22T20:53:25.099115550</dc:date>
    <meta:editing-duration>PT1H11M37S</meta:editing-duration>
    <meta:editing-cycles>1</meta:editing-cycles>
    <meta:document-statistic meta:object-count="39"/>
    <meta:generator>LibreOffice/7.0.0.3$Linux_X86_64 LibreOffice_project/8061b3e9204bef6b321a21033174034a5e2ea88e</meta:generator>
  </office:meta>
</office:document-meta>
</file>